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solid" style:text-line-through-type="singl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5ce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table:style-name="ce54" office:value-type="float" office:value="1002" calcext:value-type="float">
            <text:p>1002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string" calcext:value-type="string">
            <text:p>65?</text:p>
          </table:table-cell>
          <table:table-cell table:style-name="ce74"/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3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 table:number-columns-repeated="2"/>
          <table:table-cell table:style-name="ce74" office:value-type="string" calcext:value-type="string">
            <text:p>85/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/62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table:number-columns-repeated="5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/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03T00:54:21.082500686</dc:date>
    <meta:editing-duration>P89DT18H45M50S</meta:editing-duration>
    <meta:editing-cycles>105</meta:editing-cycles>
    <meta:generator>LibreOffice/7.4.0.3$MacOSX_AARCH64 LibreOffice_project/f85e47c08ddd19c015c0114a68350214f7066f5a</meta:generator>
    <meta:document-statistic meta:table-count="4" meta:cell-count="1825" meta:object-count="0"/>
  </office:meta>
</office:document-meta>
</file>